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Crimson Text" svg:font-family="'Crimson Tex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aleway Thin" svg:font-family="'Raleway Thin'" style:font-family-generic="system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P2" style:family="paragraph" style:parent-style-name="Heading_20_1">
      <style:text-properties style:font-name="Raleway Thin" fo:font-size="16pt" fo:font-weight="bold" style:font-name-asian="Raleway Thin" style:font-size-asian="16pt" style:font-weight-asian="bold" style:font-name-complex="Raleway Thin" style:font-size-complex="16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>
      <style:text-properties officeooo:rsid="000849c6" officeooo:paragraph-rsid="000849c6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00849c6"/>
    </style:style>
    <style:style style:name="P7" style:family="paragraph" style:parent-style-name="Text_20_body">
      <style:text-properties fo:font-weight="normal" officeooo:rsid="000849c6" officeooo:paragraph-rsid="000849c6" style:font-weight-asian="normal" style:font-weight-complex="normal"/>
    </style:style>
    <style:style style:name="P8" style:family="paragraph" style:parent-style-name="Text_20_body">
      <style:text-properties officeooo:rsid="0009bb64" officeooo:paragraph-rsid="0009bb64"/>
    </style:style>
    <style:style style:name="T1" style:family="text">
      <style:text-properties officeooo:rsid="000849c6"/>
    </style:style>
    <style:style style:name="T2" style:family="text">
      <style:text-properties style:font-name="Crimson Text" fo:font-size="13pt" officeooo:rsid="000849c6" style:font-name-asian="Crimson Text" style:font-size-asian="13pt" style:font-name-complex="Crimson Text" style:font-size-complex="13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sit’Lab</text:p>
      <text:p text:style-name="P3">Hébergement parasitlab.org</text:p>
      <text:p text:style-name="P5"/>
      <text:h text:style-name="Heading_20_1" text:outline-level="1">login</text:h>
      <text:p text:style-name="P4"><text:a xlink:type="simple" xlink:href="mailto:michel.bouy@fibl.org" text:style-name="Internet_20_link" text:visited-style-name="Visited_20_Internet_20_Link">michel.bouy@fibl.org</text:a></text:p>
      <text:h text:style-name="Heading_20_2" text:outline-level="2">mot de passe</text:h>
      <text:p text:style-name="P6"><text:span text:style-name="T2">q</text:span><text:span text:style-name="T1">ESS4JN7Chz2iZA</text:span></text:p>
      <text:h text:style-name="Heading_20_1" text:outline-level="1">numéro </text:h>
      <text:p text:style-name="P4">bm1833074-ovh</text:p>
      <text:h text:style-name="Heading_20_1" text:outline-level="1">Serveur ftp</text:h>
      <text:p text:style-name="P4"><text:a xlink:type="simple" xlink:href="ftp://ftp.cluster028.hosting.ovh.net/" text:style-name="Internet_20_link" text:visited-style-name="Visited_20_Internet_20_Link">ftp.cluster028.hosting.ovh.net</text:a></text:p>
      <text:p text:style-name="P8">login : parasitlbz</text:p>
      <text:p text:style-name="P8">mot de passe : Haemonchus1789</text:p>
      <text:h text:style-name="P2" text:outline-level="1"><text:span text:style-name="T1">Accès ssh</text:span></text:h>
      <text:p text:style-name="P4"><text:a xlink:type="simple" xlink:href="unsafe:ssh://parasitlbz@ssh.cluster028.hosting.ovh.net/" office:target-frame-name="_blank" xlink:show="new" text:style-name="Internet_20_link" text:visited-style-name="Visited_20_Internet_20_Link">ssh:</text:a><text:a xlink:type="simple" xlink:href="mailto://parasitlbz@ssh.cluster028.hosting.ovh.net" text:style-name="Internet_20_link" text:visited-style-name="Visited_20_Internet_20_Link">//parasitlbz@ssh.cluster028.hosting.ovh.net</text:a><text:a xlink:type="simple" xlink:href="unsafe:ssh://parasitlbz@ssh.cluster028.hosting.ovh.net/" office:target-frame-name="_blank" xlink:show="new" text:style-name="Internet_20_link" text:visited-style-name="Visited_20_Internet_20_Link">:22</text:a></text:p>
      <text:p text:style-name="P8">login : parasitlbz</text:p>
      <text:p text:style-name="P4">mot de passe : Haemonchus1789</text:p>
      <text:h text:style-name="Heading_20_1" text:outline-level="1">Base de donnée</text:h>
      <text:p text:style-name="P6"><text:span text:style-name="T1">Adresse du serveur : </text:span><text:span text:style-name="T3">parasitlbzbdd.mysql.db</text:span></text:p>
      <text:p text:style-name="P6"><text:span text:style-name="T1">Nom de la base : </text:span><text:span text:style-name="T3">parasitlbzbdd</text:span></text:p>
      <text:p text:style-name="P6"><text:span text:style-name="T1">Nom d’utilisateur : </text:span><text:span text:style-name="T3">parasitlbzbdd</text:span></text:p>
      <text:p text:style-name="P7">Mot de passe : <text:span text:style-name="T3">plab178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Crimson Text" svg:font-family="'Crimson Tex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aleway Thin" svg:font-family="'Raleway Thi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name="Raleway Thin" fo:font-family="'Raleway Thin'" style:font-family-generic="system" style:font-pitch="variable" fo:font-size="32pt" style:font-name-asian="Raleway Thin" style:font-family-asian="'Raleway Thin'" style:font-family-generic-asian="system" style:font-pitch-asian="variable" style:font-size-asian="32pt" style:font-name-complex="Raleway Thin" style:font-family-complex="'Raleway Thin'" style:font-family-generic-complex="system" style:font-pitch-complex="variable" style:font-size-complex="32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/>
      <style:text-properties style:font-name="Crimson Text" fo:font-family="'Crimson Text'" style:font-family-generic="system" style:font-pitch="variable" fo:font-size="13pt" style:font-name-asian="Crimson Text" style:font-family-asian="'Crimson Text'" style:font-family-generic-asian="system" style:font-pitch-asian="variable" style:font-size-asian="13pt" style:font-name-complex="Crimson Text" style:font-family-complex="'Crimson Text'" style:font-family-generic-complex="system" style:font-pitch-complex="variable" style:font-size-complex="13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Raleway Thin" fo:font-family="'Raleway Thin'" style:font-family-generic="system" style:font-pitch="variable" fo:font-size="16pt" fo:font-weight="bold" style:font-size-asian="16pt" style:font-weight-asian="bold" style:font-size-complex="16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creation-date>2021-03-21T18:05:20.555645861</meta:creation-date>
    <meta:editing-cycles>4</meta:editing-cycles>
    <meta:editing-duration>PT32M14S</meta:editing-duration>
    <dc:title>Michel</dc:title>
    <dc:date>2021-03-21T18:37:35.594441467</dc:date>
    <meta:print-date>2021-03-21T18:37:04.110343527</meta:print-date>
    <meta:document-statistic meta:table-count="0" meta:image-count="0" meta:object-count="0" meta:page-count="1" meta:paragraph-count="21" meta:word-count="56" meta:character-count="446" meta:non-whitespace-character-count="410"/>
    <meta:template xlink:type="simple" xlink:actuate="onRequest" xlink:title="Michel" xlink:href="../.config/libreoffice/4/user/template/Michel1.ott" meta:date="2021-03-21T18:05:20.090528338"/>
  </office:meta>
</office:document-meta>
</file>